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Zad.1</text:p>
      <text:p text:style-name="Normalny">Zad.2</text:p>
      <text:p text:style-name="Normalny">Zad.3</text:p>
      <text:p text:style-name="Normalny"/>
      <text:p text:style-name="Normalny">Zad.4<text:line-break/>Zad.5</text:p>
      <text:p text:style-name="Normalny">Pewien tor wyścigowy ma kształt pierścienia kołowego o promieniu wewnętrznym R1 i promieniu zewnętrznym R2. Dwaj motocykliści obrali różne taktyki wyścigowe. Pierwszy z nich porusza się po torze wewnętrznym,<text:s/>drugi po zewnętrznym, obaj osiągają największą możliwą prędkość. Pojazdy poruszają się bez poślizgu.&lt;b&gt;Która taktyka prowadzi do wygrania wyścigu?</text:p>
      <text:p text:style-name="Normalny"/>
      <text:p text:style-name="Normalny">Sila powodoujaca ruch po okregfu jest w tmy przypadku sila tarcia dzialajaca na motocykl.<text:line-break/>Nie może być ona wieksza niż jej maksywalna wartość dana zaleznoscia Tmax=fg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zastępczy" style:display-name="Tekst zastępczy" style:family="text" style:parent-style-name="Domyślnaczcionkaakapitu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elkiB POLSKA</meta:initial-creator>
    <dc:creator>WielkiB POLSKA</dc:creator>
    <meta:creation-date>2020-12-06T20:44:00Z</meta:creation-date>
    <dc:date>2020-12-06T21:27:00Z</dc:date>
    <meta:template xlink:href="Normal.dotm" xlink:type="simple"/>
    <meta:editing-cycles>1</meta:editing-cycles>
    <meta:editing-duration>PT2580S</meta:editing-duration>
    <meta:document-statistic meta:page-count="1" meta:paragraph-count="1" meta:word-count="79" meta:character-count="554" meta:row-count="3" meta:non-whitespace-character-count="476"/>
  </office:meta>
</office:document-meta>
</file>